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24-02-20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23-01-23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22-01-26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21-01-29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20-02-05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19-02-05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17-03-2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16-01-29 0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15-01-21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14-01-2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13-01-30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1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11-02-1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10-01-26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8-02-0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200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6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9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88-01-11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87-01-20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8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7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7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551053440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